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036cfb" officeooo:paragraph-rsid="00036cf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e7f0" officeooo:paragraph-rsid="0004e7f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5ab04" officeooo:paragraph-rsid="0005ab0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5e970" officeooo:paragraph-rsid="0005e97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36cfb" officeooo:paragraph-rsid="00036c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36cfb" officeooo:paragraph-rsid="00036c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6b620" officeooo:paragraph-rsid="0006b6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6b620" officeooo:paragraph-rsid="0006b6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36cfb" officeooo:paragraph-rsid="00036cf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6b620" officeooo:paragraph-rsid="0006b62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4e7f0" officeooo:paragraph-rsid="0004e7f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5e970" officeooo:paragraph-rsid="0005e97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36cfb" officeooo:paragraph-rsid="00036cf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36cfb" officeooo:paragraph-rsid="00036cf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4e7f0" officeooo:paragraph-rsid="0004e7f0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bold" officeooo:rsid="0006b620" officeooo:paragraph-rsid="0006b62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bold" officeooo:rsid="00036cfb" officeooo:paragraph-rsid="00036cf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073492" officeooo:paragraph-rsid="0007349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5e970" officeooo:paragraph-rsid="0005e97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73492" officeooo:paragraph-rsid="00073492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justify" style:justify-single-word="false"/>
      <style:text-properties fo:font-size="12pt" fo:font-weight="normal" officeooo:rsid="00073492" officeooo:paragraph-rsid="0007349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74586" officeooo:paragraph-rsid="00074586" style:font-size-asian="10.5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fo:font-size="12pt" fo:font-weight="normal" officeooo:rsid="00074586" officeooo:paragraph-rsid="00074586" style:font-size-asian="10.5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justify" style:justify-single-word="false"/>
      <style:text-properties fo:font-size="12pt" fo:font-weight="normal" officeooo:rsid="00074586" officeooo:paragraph-rsid="0007458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5e970" officeooo:paragraph-rsid="0005e97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74586" officeooo:paragraph-rsid="00074586" style:font-size-asian="10.5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74586" officeooo:paragraph-rsid="0007458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74586" officeooo:paragraph-rsid="00074586" style:font-size-asian="12.25pt" style:font-weight-asian="bold" style:font-size-complex="14pt" style:font-weight-complex="bold"/>
    </style:style>
    <style:style style:name="P29" style:family="paragraph" style:parent-style-name="Standard" style:list-style-name="L10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74586" officeooo:paragraph-rsid="00074586" style:font-size-asian="12.25pt" style:font-weight-asian="bold" style:font-size-complex="14pt" style:font-weight-complex="bold"/>
    </style:style>
    <style:style style:name="P30" style:family="paragraph" style:parent-style-name="Standard" style:list-style-name="L1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74586" officeooo:paragraph-rsid="00074586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74586" officeooo:paragraph-rsid="00074586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073492" officeooo:paragraph-rsid="00073492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074586" officeooo:paragraph-rsid="00074586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0" style:font-weight-asian="normal" style:font-weight-complex="normal"/>
    </style:style>
    <style:style style:name="T3" style:family="text">
      <style:text-properties officeooo:rsid="0005e970"/>
    </style:style>
    <style:style style:name="T4" style:family="text">
      <style:text-properties officeooo:rsid="0006b620"/>
    </style:style>
    <style:style style:name="T5" style:family="text">
      <style:text-properties officeooo:rsid="00073492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O DE VISÃO</text:p>
      <text:p text:style-name="P10">METEORIO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7">ERIC MENDES SOUZA</text:p>
      <text:p text:style-name="P5">MARIA CLARA ROCHA</text:p>
      <text:p text:style-name="P5">VINÍCIUS GONÇALVES BASÍLI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1. INTRODUÇÃO</text:p>
      <text:p text:style-name="P6">Este documento apresenta a visão do <text:span text:style-name="T4">MeteorIoT, um sistema desenvolvido para atender às necessidades de monitoramento e análise das condições meteorológicas em diversas localizações. O sistema tem como objetivo coletar dados de sensores de temperatura, umidade e outros parâmetros ambientais por meio da Internet das Coisas (IoT), armazenar esses dados, gerar insights e permitir que os usuários tomem decisões informadas relacionadas ao clima e ao meio ambiente.</text:span></text:p>
      <text:p text:style-name="P6"/>
      <text:p text:style-name="P13">1.1. PROPÓSITO</text:p>
      <text:p text:style-name="P6">O propósito deste documento de visão é fornecer uma visão clara e abrangente do <text:span text:style-name="T4">MeteorIoT</text:span>, <text:span text:style-name="T4">abordando seus objetivos, funcionalidades, escopo benefícios e arquitetura tecnológica. Este documento serve como base para alinhar a compreensão entre stakeholders, equipe de desenvolvimento, gerência, usuários finais e outras partes interessadas sobre o que o sistema busca alcançar e como será implementado. Além disso, o documento atua como referência para avaliar a conformidade com os objetivos à medida que o projeto avança, garantindo que o resultado final atende às necessidades e expectativas relacionadas ao monitoramento ambiental.</text:span></text:p>
      <text:p text:style-name="P6"/>
      <text:p text:style-name="P13">1.2. ESCOPO</text:p>
      <text:p text:style-name="P6">O <text:span text:style-name="T4">MeteorIoT </text:span>abrangerá as seguintes funcionalidades:</text:p>
      <text:p text:style-name="P6"/>
      <text:list text:style-name="L1">
        <text:list-item>
          <text:p text:style-name="P16">Coleta de Dados de Sensores<text:span text:style-name="T1">: O sistema coletará dados de sensores de temperatura, umidade e outros parâmetros ambientais em várias localizações.</text:span></text:p>
        </text:list-item>
        <text:list-item>
          <text:p text:style-name="P16">Armazenamento de Dados<text:span text:style-name="T1">: Os dados coletados serão armazenados em um banco de dados.</text:span></text:p>
        </text:list-item>
        <text:list-item>
          <text:p text:style-name="P16">Visualização de Dados<text:span text:style-name="T1">: Os usuários poderão visualizar os dados em tempo real e históricos por meio de gráficos interativos.</text:span></text:p>
        </text:list-item>
        <text:list-item>
          <text:p text:style-name="P16">Notificação de Condições Críticas<text:span text:style-name="T1">: O sistema enviará notificações aos usuários quando as condições ambientais atingirem níveis críticos.</text:span></text:p>
        </text:list-item>
        <text:list-item>
          <text:p text:style-name="P17">Análise <text:span text:style-name="T4">de Tendências</text:span><text:span text:style-name="T2">: Recursos avançados de análise permitirão aos usuários identificar tendências e insights a partir dos dados meteorológicos.</text:span></text:p>
        </text:list-item>
      </text:list>
      <text:p text:style-name="P6"/>
      <text:p text:style-name="P13">1.3. DEFINIÇÕES, ACRÔNIMOS E ABREVIAÇÕES</text:p>
      <text:p text:style-name="P8">IoT – Internet das coisas.</text:p>
      <text:p text:style-name="P6"/>
      <text:p text:style-name="P13">1.4. REFERÊNCIAS</text:p>
      <text:p text:style-name="P6">Não há.</text:p>
      <text:p text:style-name="P6"/>
      <text:p text:style-name="P13">1.5. VISÃO GERAL</text:p>
      <text:p text:style-name="P6">Este documento apresentará fatores do desenvolvimento do <text:span text:style-name="T4">MeteorIoT</text:span>, apresentando as tecnologias e as questões que o sistema visa <text:span text:style-name="T4">abordar</text:span>. Ele será separado por tópicos, sendo eles: introdução, posicionamentos, descrições das partes interessadas, visão geral do produto, recursos do produto, restrições, faixa de qualidade, requisitos e apêndic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2. POSICIONANDO</text:p>
      <text:p text:style-name="P15"/>
      <text:p text:style-name="P15">2.1. OPORTUNIDADES DE NEGÓCIOS</text:p>
      <text:p text:style-name="P2">O desenvolvimento d<text:span text:style-name="T4">o MeteorIoT</text:span> visa <text:span text:style-name="T4">preencher uma lacuna no mercado de sistemas de monitoramento ambiental. Ele oferecerá uma solução completa e baseada em IoT para coleta e análise de dados meteorológicos, atendendo diversas necessidades, desde agricultura de precisão até monitoramento ambiental urbano. O sistema tem potencial de posicionar as empresas como líderes na oferta de soluções de IoT para meteorologia.</text:span></text:p>
      <text:p text:style-name="P2"/>
      <text:p text:style-name="P11">2.2. INSTRUÇÃO DO PROBLEMA</text:p>
      <text:p text:style-name="P3">O problema <text:span text:style-name="T3">d</text:span><text:span text:style-name="T4">o monitoramento ambiental é crítico em diversas áreas, incluindo agricultura, previsão do tempo, gestão de recursos hídricos e muito mais. A falta de sistemas abrangentes e acessíveis para coletar e analisar dados meteorológicos dificulta a tomada de decisões informadas. O MeteorIoT visa solucionar esse problema, fornecendo uma plataforma que permite o monitoramento preciso e em tempo real das condições ambientais.</text:span></text:p>
      <text:p text:style-name="P3"/>
      <text:p text:style-name="P12">2.3. INSTRUÇÃO DE POSIÇÃO DO PRODUTO</text:p>
      <text:p text:style-name="P4">Para as empresas que <text:span text:style-name="T4">dependem de informações meteorológicas precisas e atualizadas, o MeteorIoT será uma ferramenta indispensável. Ele oferecerá uma plataforma de monitoramento acessível e flexível, permitindo que os usuários coletem dados de sensores em várias localizações e tomem decisões estratégicas com base nessas informações. Diferentemente das soluções tradicionais, o MeteorIoT utilizará IoT para coletar dados de forma eficiente e acessível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3. DESCRIÇÕES DA PARTE INTERESSADA E DO USUÁRIO</text:p>
      <text:p text:style-name="P12"/>
      <text:p text:style-name="P12">3.1. RESUMO DA PARTE INTERESSADA</text:p>
      <text:p text:style-name="P25">As partes interessadas no MeteorIoT são fundamentais para o sucesso do projeto, pois representam os grupos e indivíduos que têm interesse direto ou indireto no sistema de monitoramento meteorológico. Suas necessidades, expectativas e papéis variam, e é essencial compreendê-los para atender eficazmente às demandas do projeto.</text:p>
      <text:p text:style-name="P4"/>
      <text:p text:style-name="P12">3.2. RESUMO DO USUÁRIO</text:p>
      <text:p text:style-name="P20">Os usuários principais do MeteorIoT consistem em duas categorias principais:</text:p>
      <text:p text:style-name="P20"/>
      <text:p text:style-name="P18">Usuários Finais de Dados Meteorológicos:</text:p>
      <text:p text:style-name="P20">Meteorologistas: Profissionais que dependem de informações meteorológicas precisas para previsões climáticas, monitoramento de desastres naturais e estudos científicos relacionados ao clima.</text:p>
      <text:p text:style-name="P20">Agricultores: Agricultores que utilizam dados meteorológicos para otimizar o plantio, a irrigação e o manejo de culturas.</text:p>
      <text:p text:style-name="P20">Empresas de Energia: Empresas que precisam de previsões meteorológicas para gerenciar a geração de energia, especialmente em setores como energia solar e eólica.</text:p>
      <text:p text:style-name="P20">Agências de Proteção Ambiental: Organizações governamentais ou não governamentais que monitoram as condições meteorológicas para avaliar impactos ambientais e tomar medidas de conservação.</text:p>
      <text:p text:style-name="P20"/>
      <text:p text:style-name="P18">Usuários Administradores do Sistema:</text:p>
      <text:p text:style-name="P20">Desenvolvedores e Engenheiros: Equipe responsável pelo desenvolvimento, manutenção e aprimoramento do sistema MeteorIoT.</text:p>
      <text:p text:style-name="P20">Gerente de Projetos: Responsáveis pela gestão geral do projeto, incluindo cronograma, recursos e orçamento.</text:p>
      <text:p text:style-name="P20">Equipe de Suporte Técnico: Profissionais encarregados de fornecer suporte aos usuários e resolver problemas técnicos.</text:p>
      <text:p text:style-name="P4"/>
      <text:p text:style-name="P12">3.3. AMBIENTE DO USUÁRIO</text:p>
      <text:p text:style-name="P4">Os usuários do <text:span text:style-name="T5">MeteorIoT operam em um ambiente que envolve tecnologia avançada, como sensores de monitoramento meteorológica, redes de IoT, servidores de dados e aplicativos de visualização. Para os usuários finais, o acesso aos dados meteorológicos é fundamental, e eles podem utilizar computadores, dispositivos móveis ou estações de trabalho especializados para acessar as informações.</text:span></text:p>
      <text:p text:style-name="P4"/>
      <text:p text:style-name="P12">3.4. PERFIS DAS PARTES INTERESSADAS</text:p>
      <text:p text:style-name="P4"/>
      <text:p text:style-name="P18">Usuários Finais de Dados Meteorológicos:</text:p>
      <text:p text:style-name="P20">Acesso em Tempo Real: Acesso rápido e confiável a dados meteorológicos em tempo real.</text:p>
      <text:p text:style-name="P20">Precisão e Confiabilidade: Confiança na precisão dos dados meteorológicos para tomar decisões críticas.</text:p>
      <text:p text:style-name="P20">Visualização Intuitiva: Interface de usuários amigáveis e gráficos informativos para uma análise eficaz dos dados.</text:p>
      <text:p text:style-name="P20">Notificação Relevantes: Recebimento de alertas e notificação quando condições meteorológicas críticas foram detectadas.</text:p>
      <text:p text:style-name="P20">Acesso Móvel: Capacidade de acessar dados meteorológicos em qualquer lugar, especialmente para meteorologistas em campo.</text:p>
      <text:p text:style-name="P20"/>
      <text:p text:style-name="P18"><text:soft-page-break/>Usuários Administradores do Sistema:</text:p>
      <text:p text:style-name="P20">Desenvolvimento Contínuo: Recursos e suporte para melhorias contínuas no sistema.</text:p>
      <text:p text:style-name="P20">Manutenção e Suporte: Garantir a estabilidade e confiabilidade do sistema, além de fornecer suporte técnico eficaz.</text:p>
      <text:p text:style-name="P20">Gerenciamento Eficiente de Recursos: Alocar recursos de forma eficiente para garantir o desempenho e a escalabilidade do sistema.</text:p>
      <text:p text:style-name="P20">Atendimento às Necessidades dos Usuários: Garantir que as funcionalidades e recursos do sistema atendam às expectativas dos usuários finai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<text:soft-page-break/>4. VISÃO GERAL DO PRODUTO</text:p>
      <text:p text:style-name="P32"/>
      <text:p text:style-name="P18">4.1. Perspectiva do Produto</text:p>
      <text:p text:style-name="P20">O MeteorIoT será um sistema independente que se integra com uma variedade de sensores meteorológicos IoT, sistema de armazenamento de dados e soluções de visualização de dados. Ele será projetado para ser altamente escalável e expansível, permitindo a incorporação de novos sensores e tecnologias à medida que a necessidade surgir. A integração com plataformas de previsão meteorológica existente também será considerada, para melhorar ainda mais a precisão das análises e previsões meteorológicas.</text:p>
      <text:p text:style-name="P20"/>
      <text:p text:style-name="P18">4.2. Resumo das Capacidades</text:p>
      <text:list text:style-name="L7">
        <text:list-item>
          <text:p text:style-name="P21">Coleta de Dados: Capaz de coletar dados em tempo real de uma ampla variedade de sensores meteorológicos distribuídos em várias localizações.</text:p>
        </text:list-item>
        <text:list-item>
          <text:p text:style-name="P21">Armazenamento e Gerenciamento de Dados: Os dados coletados serão armazenados de forma segura, e as capacidades de gerenciamento permitirão a organização eficaz desses dados.</text:p>
        </text:list-item>
        <text:list-item>
          <text:p text:style-name="P21">Visualização de Dados: Oferecerá uma interface de usuário amigável para visualização de dados em tempo real e históricos, incluindo gráficos interativos e mapas.</text:p>
        </text:list-item>
        <text:list-item>
          <text:p text:style-name="P21">Notificação de Condições Críticas: Alertará os usuários quando condições meteorológicas críticas forem detectadas, como tempestades severas ou temperaturas extremas.</text:p>
        </text:list-item>
        <text:list-item>
          <text:p text:style-name="P21">Análise de Tendências: Fornecerá ferramentas avançadas de análise para identificar tendências e insights a partir dos dados meteorológicos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><text:soft-page-break/>5. RECURSOS DO PRODUTO</text:p>
      <text:p text:style-name="P22">Os recursos do produto MeteorIoT incluirão:</text:p>
      <text:p text:style-name="P22"/>
      <text:list text:style-name="L8">
        <text:list-item>
          <text:p text:style-name="P23">Sistema de Coleta de Dados em Tempo Real</text:p>
        </text:list-item>
        <text:list-item>
          <text:p text:style-name="P23">Banco de Dados Seguro e Escalável</text:p>
        </text:list-item>
        <text:list-item>
          <text:p text:style-name="P23">Interface de Usuário Intuitiva</text:p>
        </text:list-item>
        <text:list-item>
          <text:p text:style-name="P23">Mecanismo de Notificação em Tempo Real</text:p>
        </text:list-item>
        <text:list-item>
          <text:p text:style-name="P23">Ferramentas de Análise de Dados Avançadas</text:p>
        </text:list-item>
        <text:list-item>
          <text:p text:style-name="P23">Capacidade de Integração com Sensores Meteorológicos Diversos</text:p>
        </text:list-item>
      </text:list>
      <text:p text:style-name="P22"/>
      <text:p text:style-name="P33">6. RESTRIÇÕES</text:p>
      <text:p text:style-name="P22">As principais restrições do projeto incluem:</text:p>
      <text:p text:style-name="P22"/>
      <text:list text:style-name="L9">
        <text:list-item>
          <text:p text:style-name="P24">Orçamento limitado para desenvolvimento.</text:p>
        </text:list-item>
        <text:list-item>
          <text:p text:style-name="P24">Necessidade de garantir a conformidade com regulamentações de proteção de dados e privacidade.</text:p>
        </text:list-item>
        <text:list-item>
          <text:p text:style-name="P24">Dependência de provedores de sensores e infraestrutura IoT externa.</text:p>
        </text:list-item>
        <text:list-item>
          <text:p text:style-name="P24">Disponibilidade de energia e conectividade em áreas remotas para sensores.</text:p>
        </text:list-item>
      </text:list>
      <text:p text:style-name="P22"/>
      <text:p text:style-name="P33">7. FAIXAS DE QUALIDADE</text:p>
      <text:p text:style-name="P28">O MeteorIoT buscará manter os seguintes padrões de qualidade:</text:p>
      <text:p text:style-name="P28"/>
      <text:list text:style-name="L10">
        <text:list-item>
          <text:p text:style-name="P29">Alta precisão na coleta e análise de dados meteorológicos.</text:p>
        </text:list-item>
        <text:list-item>
          <text:p text:style-name="P29">Confiabilidade e disponibilidade do sistema de pelo menos 99%.</text:p>
        </text:list-item>
        <text:list-item>
          <text:p text:style-name="P29">Interface de usuário intuitiva e de fácil utilização.</text:p>
        </text:list-item>
        <text:list-item>
          <text:p text:style-name="P29">Tempo de resposta rápido para notificações em tempo real.</text:p>
        </text:list-item>
        <text:list-item>
          <text:p text:style-name="P29">Adesão rigorosa às regulamentações de privacidade de dados.</text:p>
        </text:list-item>
      </text:list>
      <text:p text:style-name="P28"/>
      <text:p text:style-name="P31">8. PRECEDÊNCIA E PRIORIDADE</text:p>
      <text:p text:style-name="P28">As prioridades do projeto MeteorIoT serão definidas da seguinte forma:</text:p>
      <text:p text:style-name="P28"/>
      <text:list text:style-name="L11">
        <text:list-item>
          <text:p text:style-name="P30">Coleta de dados confiável e precisa.</text:p>
        </text:list-item>
        <text:list-item>
          <text:p text:style-name="P30">Segurança dos dados e privacidade dos usuários.</text:p>
        </text:list-item>
        <text:list-item>
          <text:p text:style-name="P30">Interface do usuário intuitiva e amigável.</text:p>
        </text:list-item>
        <text:list-item>
          <text:p text:style-name="P30">Escalabilidade e expansibilidade do sistema.</text:p>
        </text:list-item>
        <text:list-item>
          <text:p text:style-name="P30">Integração com sistemas de previsão meteorológica.</text:p>
        </text:list-item>
      </text:list>
      <text:p text:style-name="P28"/>
      <text:p text:style-name="P31">9. REQUISITOS DE DOCUMENTAÇÃO</text:p>
      <text:p text:style-name="P26">A documentação relacionada ao projeto MeteorIoT incluirá:</text:p>
      <text:p text:style-name="P26"/>
      <text:list text:style-name="L12">
        <text:list-item>
          <text:p text:style-name="P27">Documento de Requisitos do Sistema (DRS).</text:p>
        </text:list-item>
        <text:list-item>
          <text:p text:style-name="P27">Documentação de Arquitetura do Sistema.</text:p>
        </text:list-item>
        <text:list-item>
          <text:p text:style-name="P27">Manuais do Usuário e do Administrador.</text:p>
        </text:list-item>
        <text:list-item>
          <text:p text:style-name="P27">Relatórios de Testes e Qualidade.</text:p>
        </text:list-item>
        <text:list-item>
          <text:p text:style-name="P27">Documentação de Política de Privacidade e Segurança.</text:p>
        </text:list-item>
        <text:list-item>
          <text:p text:style-name="P27">Guias de Integração de Sensores Meteorológic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8:21:49.242985600</meta:creation-date>
    <meta:editing-cycles>7</meta:editing-cycles>
    <meta:editing-duration>PT2H11M30S</meta:editing-duration>
    <dc:date>2023-09-03T21:02:19.887473482</dc:date>
    <meta:generator>LibreOffice/7.5.5.2$Linux_X86_64 LibreOffice_project/50$Build-2</meta:generator>
    <meta:document-statistic meta:table-count="0" meta:image-count="0" meta:object-count="0" meta:page-count="7" meta:paragraph-count="102" meta:word-count="1408" meta:character-count="9943" meta:non-whitespace-character-count="8672"/>
  </office:meta>
</office:document-meta>
</file>